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NonBase14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FontNonBase14.setDescriptor( PDFFo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NonBase14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NonBase14.PDFFontNonBase14( String fontname , FontType subtype , String basefont , Objec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NonBase14.setToUnicode( PDFCMap c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NonBase14.setWidthMetrics( int firstChar , int lastChar , PDFArray wid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